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árrafodelista" style:master-page-name="MP0" style:family="paragraph">
      <style:paragraph-properties fo:break-before="page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" style:parent-style-name="Párrafodelista" style:family="paragraph">
      <style:paragraph-properties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3" style:parent-style-name="Párrafodelista" style:list-style-name="LFO8" style:family="paragraph"/>
    <style:style style:name="T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5" style:parent-style-name="Hipervínculo" style:family="text">
      <style:text-properties style:font-name="Arial" style:font-name-complex="Arial" fo:font-size="12pt" style:font-size-asian="12pt" style:font-size-complex="12pt"/>
    </style:style>
    <style:style style:name="T6" style:parent-style-name="Hipervínculo" style:family="text">
      <style:text-properties style:font-name="Arial" style:font-name-complex="Arial" fo:font-size="12pt" style:font-size-asian="12pt" style:font-size-complex="12pt"/>
    </style:style>
    <style:style style:name="T7" style:parent-style-name="Hipervínculo" style:family="text">
      <style:text-properties style:font-name="Arial" style:font-name-complex="Arial" fo:font-size="12pt" style:font-size-asian="12pt" style:font-size-complex="12pt"/>
    </style:style>
    <style:style style:name="P8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9" style:parent-style-name="Párrafodelista" style:list-style-name="WWNum2" style:family="paragraph">
      <style:text-properties style:font-name="Arial" style:font-name-complex="Arial" fo:font-size="12pt" style:font-size-asian="12pt" style:font-size-complex="12pt"/>
    </style:style>
    <style:style style:name="P10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1" style:parent-style-name="Párrafodelista" style:list-style-name="WWNum2" style:family="paragraph">
      <style:paragraph-properties fo:margin-left="0.4916in" fo:text-indent="-0.2416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2" style:parent-style-name="Párrafodelista" style:list-style-name="WWNum2" style:family="paragraph"/>
    <style:style style:name="T13" style:parent-style-name="Hipervínculo" style:family="text">
      <style:text-properties style:font-name="Arial" style:font-name-complex="Arial" style:use-window-font-color="true" fo:font-size="12pt" style:font-size-asian="12pt" style:font-size-complex="12pt" style:text-underline-type="none"/>
    </style:style>
    <style:style style:name="T14" style:parent-style-name="Hipervínculo" style:family="text">
      <style:text-properties style:font-name="Arial" style:font-name-complex="Arial" style:use-window-font-color="true" fo:font-size="12pt" style:font-size-asian="12pt" style:font-size-complex="12pt" style:text-underline-type="none"/>
    </style:style>
    <style:style style:name="T15" style:parent-style-name="Hipervínculo" style:family="text">
      <style:text-properties style:font-name="Arial" style:font-name-complex="Arial" style:use-window-font-color="true" fo:font-size="12pt" style:font-size-asian="12pt" style:font-size-complex="12pt" style:text-underline-type="none"/>
    </style:style>
    <style:style style:name="P16" style:parent-style-name="Párrafodelista" style:list-style-name="WWNum2" style:family="paragraph"/>
    <style:style style:name="T17" style:parent-style-name="Hipervínculo" style:family="text">
      <style:text-properties style:font-name="Arial" style:font-name-complex="Arial" style:use-window-font-color="true" fo:font-size="12pt" style:font-size-asian="12pt" style:font-size-complex="12pt" style:text-underline-type="none"/>
    </style:style>
    <style:style style:name="P18" style:parent-style-name="Párrafodelista" style:list-style-name="WWNum2" style:family="paragraph">
      <style:text-properties style:font-name="Arial" style:font-name-complex="Arial" fo:font-size="12pt" style:font-size-asian="12pt" style:font-size-complex="12pt"/>
    </style:style>
    <style:style style:name="P19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20" style:parent-style-name="Párrafodelista" style:list-style-name="WWNum2" style:family="paragraph">
      <style:text-properties style:font-name="Arial" style:font-name-complex="Arial" fo:font-size="12pt" style:font-size-asian="12pt" style:font-size-complex="12pt"/>
    </style:style>
    <style:style style:name="P21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22" style:parent-style-name="Párrafodelista" style:list-style-name="WWNum2" style:family="paragraph">
      <style:text-properties style:font-name="Arial" style:font-name-complex="Arial" fo:font-size="12pt" style:font-size-asian="12pt" style:font-size-complex="12pt"/>
    </style:style>
    <style:style style:name="P23" style:parent-style-name="Párrafodelista" style:list-style-name="WWNum2" style:family="paragraph">
      <style:text-properties style:font-name="Arial" style:font-name-complex="Arial" fo:font-size="12pt" style:font-size-asian="12pt" style:font-size-complex="12pt"/>
    </style:style>
    <style:style style:name="P24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25" style:parent-style-name="Párrafodelista" style:family="paragraph">
      <style:paragraph-properties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6" style:parent-style-name="Párrafodelista" style:family="paragraph">
      <style:paragraph-properties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7" style:parent-style-name="Párrafodelista" style:family="paragraph">
      <style:paragraph-properties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8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29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30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31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32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33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34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35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36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37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38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39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40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41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42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43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44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T4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46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47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48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T49" style:parent-style-name="Fuentedepárrafopredeter.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Dudas Miguel Ángel:</text:p>
      <text:p text:style-name="P2"/>
      <text:list text:style-name="LFO8" text:continue-numbering="true">
        <text:list-item>
          <text:p text:style-name="P3"><text:span text:style-name="T4">Tema de coger el trabajo de nuevo en<text:s/></text:span><text:a xlink:href="https://www.etsi.us.es/login?ref=%2Fperfil_usuario" office:target-frame-name="_top" xlink:show="replace"><text:span text:style-name="T5">https://www.etsi.us.es/</text:span><text:bookmark-start text:name="_Hlt116901439"/><text:bookmark-start text:name="_Hlt116901440"/><text:span text:style-name="T6">l</text:span><text:bookmark-end text:name="_Hlt116901439"/><text:bookmark-end text:name="_Hlt116901440"/><text:span text:style-name="T7">ogin?ref=%2Fperfil_usuario</text:span></text:a></text:p>
        </text:list-item>
      </text:list>
      <text:p text:style-name="P8"/>
      <text:list text:style-name="WWNum2">
        <text:list-item>
          <text:p text:style-name="P9">¿Mi trabajo se basa ya en el uso exclusivo de la cámara PTZ con el lidar?<text:s/>Descartada.</text:p>
        </text:list-item>
      </text:list>
      <text:p text:style-name="P10"/>
      <text:list text:style-name="WWNum2" text:continue-numbering="true">
        <text:list-item>
          <text:p text:style-name="P11">¿Se suponen los códigos de barras orientados horizontalmente o que puedan estar de cualquier forma?<text:s text:c="2"/>Horizontal.</text:p>
        </text:list-item>
      </text:list>
      <text:p text:style-name="Párrafodelista"/>
      <text:list text:style-name="WWNum2" text:continue-numbering="true">
        <text:list-item>
          <text:p text:style-name="P12"><text:span text:style-name="T13">Metodología: ¿código de detección ai</text:span><text:span text:style-name="T14">s</text:span><text:span text:style-name="T15">lado, meter en el proyecto y probar en el robot real?</text:span></text:p>
        </text:list-item>
      </text:list>
      <text:p text:style-name="Párrafodelista"/>
      <text:list text:style-name="WWNum2" text:continue-numbering="true">
        <text:list-item>
          <text:p text:style-name="P16"><text:span text:style-name="T17">Códigos tienen el mismo tamaño y están en varias filas.</text:span></text:p>
        </text:list-item>
      </text:list>
      <text:p text:style-name="Párrafodelista"/>
      <text:list text:style-name="WWNum2" text:continue-numbering="true">
        <text:list-item>
          <text:p text:style-name="P18">¿Qué fotos<text:s/>hacer?</text:p>
        </text:list-item>
      </text:list>
      <text:p text:style-name="P19"/>
      <text:list text:style-name="WWNum2" text:continue-numbering="true">
        <text:list-item>
          <text:p text:style-name="P20">Enseñar propuestas</text:p>
        </text:list-item>
      </text:list>
      <text:p text:style-name="P21"/>
      <text:list text:style-name="WWNum2" text:continue-numbering="true">
        <text:list-item>
          <text:p text:style-name="P22">¿Cómo eliminar las pequeñas regiones de la máscara?</text:p>
        </text:list-item>
        <text:list-item>
          <text:p text:style-name="P23">Aplicar heurística</text:p>
        </text:list-item>
      </text:list>
      <text:p text:style-name="P24"/>
      <text:p text:style-name="P25"/>
      <text:p text:style-name="P26">Dudas Pedro:</text:p>
      <text:p text:style-name="P27"/>
      <text:list text:style-name="WWNum3">
        <text:list-item>
          <text:p text:style-name="P28">Me da error al compilar los archivos del proyecto (parte catkin_make)</text:p>
        </text:list-item>
      </text:list>
      <text:p text:style-name="P29"/>
      <text:list text:style-name="WWNum3" text:continue-numbering="true">
        <text:list-item>
          <text:p text:style-name="P30">No me deja editar la carpeta de los códigos</text:p>
        </text:list-item>
      </text:list>
      <text:p text:style-name="P31"/>
      <text:list text:style-name="WWNum3" text:continue-numbering="true">
        <text:list-item>
          <text:p text:style-name="P32">Durante los experimentos, ¿el robot se mueve o simplemente se enfrenta manualmente a la pared donde están los códigos de barras y simplemente se ejecutan los códigos correspondientes al procesamiento de la imagen y el control de la cámara? Solo la parte del procesamiento y el control de la cámara</text:p>
        </text:list-item>
      </text:list>
      <text:p text:style-name="P33"/>
      <text:list text:style-name="WWNum3" text:continue-numbering="true">
        <text:list-item>
          <text:p text:style-name="P34">Hay muchos códigos y archivos, tener un idea de qué hace cada cosa o, si no hace falta que el robot se mueva, al menos saber acerca de los archivos correspondientes a la parte de procesar la imagen y controlar la cámara.</text:p>
        </text:list-item>
      </text:list>
      <text:p text:style-name="P35"/>
      <text:list text:style-name="WWNum3" text:continue-numbering="true">
        <text:list-item>
          <text:p text:style-name="P36">¿Cómo se pasa de tener el código de barras localizado a obtener el código numérico del mismo? El nodo zbar decodifica EAN-13.</text:p>
        </text:list-item>
      </text:list>
      <text:p text:style-name="P37"/>
      <text:list text:style-name="WWNum3" text:continue-numbering="true">
        <text:list-item>
          <text:p text:style-name="P38">Probar a ejecutar algún launch para ver que funciona.</text:p>
        </text:list-item>
      </text:list>
      <text:p text:style-name="P39"/>
      <text:soft-page-break/>
      <text:list text:style-name="WWNum3" text:continue-numbering="true">
        <text:list-item>
          <text:p text:style-name="P40">¿Cómo se pone a funcionar todo el sistema real?: cargar programas en el Intel NUC, conectar todos los componentes, abrir la cámara durante el experimento para ver si el “pan”, “tilt” y zoom son los correctos para enfocar el código de barras.</text:p>
        </text:list-item>
      </text:list>
      <text:p text:style-name="P41"/>
      <text:list text:style-name="WWNum3" text:continue-numbering="true">
        <text:list-item>
          <text:p text:style-name="P42">Launch para ejecutar el programa de mapeo, localización de productos y guiado. Launch para ejecutar la detección de código de barras.</text:p>
        </text:list-item>
      </text:list>
      <text:p text:style-name="Párrafodelista"/>
      <text:p text:style-name="P43"/>
      <text:p text:style-name="P44">Bar code scan: procesamiento imagen</text:p>
      <text:p text:style-name="Párrafodelista"><text:a xlink:href="https://github.com/RobotnikAutomation/axis_camera" office:target-frame-name="_top" xlink:show="replace"><text:span text:style-name="T45">https://github.com/RobotnikAutomation/axis_camera</text:span></text:a></text:p>
      <text:p text:style-name="P46"/>
      <text:p text:style-name="P47">Quitar lanzadores kineck pxpincher</text:p>
      <text:p text:style-name="P48"/>
      <text:p text:style-name="Párrafodelista"><text:span text:style-name="T49">Anotarme avances de lo que voy consiguiendo para luego redactarlo más fácilmente en el TFG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4916in"/>
      <style:text-properties style:font-name="Calibri" style:font-name-asian="Droid Sans Fallback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Párrafodelista" style:display-name="Párrafo de lista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UAN DE DIOS HERRERA HURTADO</meta:initial-creator>
    <dc:creator>JUAN DE DIOS</dc:creator>
    <meta:creation-date>2022-07-11T09:53:00Z</meta:creation-date>
    <dc:date>2022-10-18T08:32:00Z</dc:date>
    <meta:template xlink:href="Normal.dotm" xlink:type="simple"/>
    <meta:editing-cycles>45</meta:editing-cycles>
    <meta:editing-duration>PT116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28" meta:character-count="2130" meta:row-count="15" meta:non-whitespace-character-count="1806"/>
  </office:meta>
</office:document-meta>
</file>